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宋体1" svg:font-family="宋体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6pt" officeooo:rsid="001e4452" officeooo:paragraph-rsid="001e4452" style:font-size-asian="16pt" style:font-size-complex="16pt"/>
    </style:style>
    <style:style style:name="P2" style:family="paragraph" style:parent-style-name="Standard">
      <style:text-properties fo:font-size="16pt" officeooo:rsid="001edb00" officeooo:paragraph-rsid="001edb00" style:font-size-asian="16pt" style:font-size-complex="16pt"/>
    </style:style>
    <style:style style:name="P3" style:family="paragraph" style:parent-style-name="Standard">
      <style:text-properties fo:font-size="16pt" officeooo:rsid="001fe62c" officeooo:paragraph-rsid="001fe62c" style:font-size-asian="16pt" style:font-size-complex="16pt"/>
    </style:style>
    <style:style style:name="P4" style:family="paragraph" style:parent-style-name="Standard">
      <style:text-properties fo:font-size="16pt" officeooo:rsid="0020ffc0" officeooo:paragraph-rsid="0020ffc0" style:font-size-asian="16pt" style:font-size-complex="16pt"/>
    </style:style>
    <style:style style:name="P5" style:family="paragraph" style:parent-style-name="Standard">
      <style:text-properties fo:font-size="16pt" officeooo:rsid="0021d5be" officeooo:paragraph-rsid="0021d5be" style:font-size-asian="16pt" style:font-size-complex="16pt"/>
    </style:style>
    <style:style style:name="P6" style:family="paragraph" style:parent-style-name="Standard">
      <style:text-properties fo:font-size="16pt" officeooo:rsid="00226b6a" officeooo:paragraph-rsid="00226b6a" style:font-size-asian="16pt" style:font-size-complex="16pt"/>
    </style:style>
    <style:style style:name="P7" style:family="paragraph" style:parent-style-name="Standard">
      <style:text-properties fo:font-size="16pt" officeooo:rsid="0021d5be" officeooo:paragraph-rsid="0021d5be" style:font-size-asian="16pt" style:language-asian="zh" style:country-asian="CN" style:font-size-complex="16pt"/>
    </style:style>
    <style:style style:name="P8" style:family="paragraph" style:parent-style-name="Standard">
      <style:paragraph-properties fo:break-before="page"/>
      <style:text-properties fo:font-size="16pt" officeooo:rsid="00226b6a" officeooo:paragraph-rsid="00226b6a" style:font-size-asian="16pt" style:font-size-complex="16pt"/>
    </style:style>
    <style:style style:name="P9" style:family="paragraph" style:parent-style-name="Heading_20_2">
      <style:text-properties fo:font-size="22pt" style:font-size-asian="22pt" style:font-size-complex="22pt"/>
    </style:style>
    <style:style style:name="P10" style:family="paragraph" style:parent-style-name="Table_20_Contents">
      <style:text-properties fo:font-size="16pt" officeooo:rsid="0020147d" officeooo:paragraph-rsid="0020147d" style:font-size-asian="16pt" style:font-size-complex="16pt"/>
    </style:style>
    <style:style style:name="P11" style:family="paragraph" style:parent-style-name="Table_20_Contents">
      <style:text-properties fo:font-size="16pt" officeooo:rsid="0021d5be" officeooo:paragraph-rsid="0021d5be" style:font-size-asian="16pt" style:font-size-complex="16pt"/>
    </style:style>
    <style:style style:name="P12" style:family="paragraph" style:parent-style-name="Table_20_Contents">
      <style:text-properties fo:font-size="16pt" officeooo:rsid="00231ed7" officeooo:paragraph-rsid="00231ed7" style:font-size-asian="16pt" style:font-size-complex="16pt"/>
    </style:style>
    <style:style style:name="P13" style:family="paragraph" style:parent-style-name="Text_20_body">
      <style:text-properties fo:font-size="16pt" officeooo:rsid="001fe62c" officeooo:paragraph-rsid="001fe62c" style:font-name-asian="微软雅黑" style:font-size-asian="16pt" style:font-size-complex="16pt"/>
    </style:style>
    <style:style style:name="T1" style:family="text">
      <style:text-properties style:font-name-asian="宋体1" style:font-weight-asian="bold"/>
    </style:style>
    <style:style style:name="T2" style:family="text"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span text:style-name="T2">4. </text:span><text:span text:style-name="T1">属性过滤选择器</text:span></text:h>
      <text:p text:style-name="P1">1、[attribute]#用法: $(”div[id]“) ; <text:s/>返回值 <text:s/>集合元素</text:p>
      <text:p text:style-name="P1"><text:s text:c="6"/>说明: 匹配包含给定属性的元素. 例子中是选取了所有带”id”属性的div标签.</text:p>
      <text:p text:style-name="P1"/>
      <text:p text:style-name="P1"/>
      <text:p text:style-name="P1">2、[attribute=value]#用法: $(”input[name='newsletter']“).attr(”checked”, true); <text:s text:c="3"/>返回值 <text:s/>集合元素</text:p>
      <text:p text:style-name="P1"><text:s text:c="6"/>说明: 匹配给定的属性是某个特定值的元素.例子中选取了所有 name 属性是 newsletter 的 input 元素</text:p>
      <text:p text:style-name="P1"/>
      <text:p text:style-name="P1"/>
      <text:p text:style-name="P1"/>
      <text:p text:style-name="P2">3、[attribute!=value]#用法: $(”input[name!='newsletter']“).attr(”checked”, true); <text:s text:c="3"/>返回值 <text:s/>集合元素</text:p>
      <text:p text:style-name="P2"><text:s text:c="6"/>说明: 匹配所有不含有指定的属性，或者属性不等于特定值的元素.此选择器等价于:not([attr=value]),要匹配含有特定属性但不等于特定值的元素,请使用[attr]:not([attr=value]).之前看到的 :not 派上了用场.</text:p>
      <text:p text:style-name="P2"/>
      <text:p text:style-name="P2"/>
      <text:p text:style-name="P2"/>
      <text:p text:style-name="P2"/>
      <text:p text:style-name="P2"/>
      <text:p text:style-name="P3">4、[attribute^=value]#用法: $(”input[name^=‘news’]“) <text:s/>返回值 <text:s/>集合元素 </text:p>
      <text:p text:style-name="P3"><text:s text:c="6"/>说明: 匹配给定的属性是以某些值开始的元素.</text:p>
      <text:p text:style-name="P3"/>
      <text:p text:style-name="P3"/>
      <text:p text:style-name="P3"/>
      <text:p text:style-name="P3"/>
      <text:p text:style-name="P3"/>
      <text:p text:style-name="P3"/>
      <text:p text:style-name="P13">自定义属性主要用于校验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0"><text:tab/></text:p>
            <text:p text:style-name="P10"><text:s/>$("input[reg]").each(function() {</text:p>
            <text:p text:style-name="P10"><text:tab/> var val=$(this).val();</text:p>
            <text:p text:style-name="P10"><text:tab/>var reg=$(this).attr("reg");</text:p>
            <text:p text:style-name="P10"><text:soft-page-break/><text:tab/>var tip=$(this).attr("tip");</text:p>
            <text:p text:style-name="P10"><text:tab/>//alert(reg+" <text:s/>"+tip);</text:p>
            <text:p text:style-name="P10"><text:tab/>var regexp=new RegExp(reg);</text:p>
            <text:p text:style-name="P10"><text:tab/>if(!regexp.test(val)){</text:p>
            <text:p text:style-name="P10"><text:tab/><text:tab/>alert(tip);</text:p>
            <text:p text:style-name="P10"><text:tab/>}else{</text:p>
            <text:p text:style-name="P10"><text:tab/><text:tab/>alert("可以得")</text:p>
            <text:p text:style-name="P10"><text:tab/>}</text:p>
            <text:p text:style-name="P10">})</text:p>
            <text:p text:style-name="P10"><text:s/></text:p>
            <text:p text:style-name="P10"><text:s/></text:p>
          </table:table-cell>
        </table:table-row>
      </table:table>
      <text:p text:style-name="P7">html自定义属性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1">用户名:&lt;input id="username" name="username" type="text" reg="^\d{6,8}$" tip="请输入6-8位"&gt;&lt;br&gt;</text:p>
            <text:p text:style-name="P11">密码:&lt;input name="password" type="password" reg="^\w{6,8}$" tip="请输入6-8位单词字符"&gt;&lt;br&gt;</text:p>
          </table:table-cell>
        </table:table-row>
      </table:table>
      <text:p text:style-name="P7"/>
      <text:p text:style-name="P3"/>
      <text:p text:style-name="P4">5、[attribute$=value]#用法: $(”input[name$=‘letter’]“) <text:s/>返回值 <text:s/>集合元素 </text:p>
      <text:p text:style-name="P4">说明: 匹配给定的属性是以某些值结尾的元素.</text:p>
      <text:p text:style-name="P3"/>
      <text:p text:style-name="P3"/>
      <text:p text:style-name="P3"/>
      <text:p text:style-name="P3"/>
      <text:p text:style-name="P5">6、[attribute*=value]#用法: $(”input[name*=‘man’]“) <text:s text:c="2"/>返回值 <text:s/>集合元素</text:p>
      <text:p text:style-name="P5">说明: 匹配给定的属性是以包含某些值的元素.</text:p>
      <text:p text:style-name="P8">7、[attributeFilter1][attributeFilter2][attributeFilterN]#用法: $(”input[id][name$=‘man’]“) <text:s/>返回值 <text:s/>集合元素</text:p>
      <text:p text:style-name="P6">说明: 复合属性选择器,需要同时满足多个条件时使用.又是一个组合,这种情况我们实际使用的时候很常用.这个例子中选择的是所有含有 id 属性,并且它的 name 属性是以 man 结尾的元素.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12"><text:tab/>$("input[name='username'][type='text']").each(function(){</text:p>
            <text:p text:style-name="P12"><text:tab/><text:tab/>alert($(this).val());</text:p>
            <text:p text:style-name="P12"/>
            <text:p text:style-name="P12"><text:tab/> </text:p>
            <text:p text:style-name="P12"><text:tab/>});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宋体1" svg:font-family="宋体"/>
    <style:font-face style:name="微软雅黑" svg:font-family="微软雅黑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25S</meta:editing-duration>
    <meta:editing-cycles>10</meta:editing-cycles>
    <meta:generator>LibreOffice/5.3.0.3$Windows_X86_64 LibreOffice_project/7074905676c47b82bbcfbea1aeefc84afe1c50e1</meta:generator>
    <dc:date>2018-04-01T09:05:36.141000000</dc:date>
    <meta:document-statistic meta:table-count="3" meta:image-count="0" meta:object-count="0" meta:page-count="3" meta:paragraph-count="38" meta:word-count="473" meta:character-count="1428" meta:non-whitespace-character-count="1296"/>
    <meta:user-defined meta:name="Info 1"/>
    <meta:user-defined meta:name="Info 2"/>
    <meta:user-defined meta:name="Info 3"/>
    <meta:user-defined meta:name="Info 4"/>
  </office:meta>
</office:document-meta>
</file>